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opOperation.setup( Parameters par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ropOperation.apply( WritableRaster im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ropOperation.get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ropOperation.setPrefix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